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49"/>
    <style:style style:name="ce3" style:family="table-cell" style:parent-style-name="Default" style:data-style-name="N1"/>
    <style:style style:name="ce4" style:family="table-cell" style:parent-style-name="Default" style:data-style-name="N1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float" office:value="5.74" calcext:value-type="float">
            <text:p>5.74</text:p>
          </table:table-cell>
          <table:table-cell office:value-type="float" office:value="0" calcext:value-type="float">
            <text:p>0.00</text:p>
          </table:table-cell>
          <table:table-cell office:value-type="float" office:value="0.5298" calcext:value-type="float">
            <text:p>0.5298</text:p>
          </table:table-cell>
          <table:table-cell office:value-type="float" office:value="63.16" calcext:value-type="float">
            <text:p>63.16</text:p>
          </table:table-cell>
          <table:table-cell office:value-type="float" office:value="-0.011468" calcext:value-type="float">
            <text:p>-0.011468</text:p>
          </table:table-cell>
          <table:table-cell office:value-type="float" office:value="748070" calcext:value-type="float">
            <text:p>748070</text:p>
          </table:table-cell>
          <table:table-cell office:value-type="float" office:value="0.0000018079" calcext:value-type="float">
            <text:p>1.8079E-06</text:p>
          </table:table-cell>
          <table:table-cell office:value-type="float" office:value="-1032.3" calcext:value-type="float">
            <text:p>-1032.3</text:p>
          </table:table-cell>
          <table:table-cell office:value-type="string" calcext:value-type="string">
            <text:p>RHF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2.38" calcext:value-type="float">
            <text:p>2.38</text:p>
          </table:table-cell>
          <table:table-cell office:value-type="float" office:value="1895" calcext:value-type="float">
            <text:p>1895.00</text:p>
          </table:table-cell>
          <table:table-cell office:value-type="float" office:value="0.3417" calcext:value-type="float">
            <text:p>0.3417</text:p>
          </table:table-cell>
          <table:table-cell office:value-type="float" office:value="98.445" calcext:value-type="float">
            <text:p>98.45</text:p>
          </table:table-cell>
          <table:table-cell office:value-type="float" office:value="-0.036554" calcext:value-type="float">
            <text:p>-0.036554</text:p>
          </table:table-cell>
          <table:table-cell office:value-type="float" office:value="1216600" calcext:value-type="float">
            <text:p>1216600</text:p>
          </table:table-cell>
          <table:table-cell office:value-type="float" office:value="0.000010977" calcext:value-type="float">
            <text:p>1.0977E-05</text:p>
          </table:table-cell>
          <table:table-cell office:value-type="float" office:value="-1659" calcext:value-type="float">
            <text:p>-1659</text:p>
          </table:table-cell>
          <table:table-cell office:value-type="string" calcext:value-type="string">
            <text:p>RHF</text:p>
          </table:table-cell>
        </table:table-row>
        <table:table-row table:style-name="ro1">
          <table:table-cell office:value-type="string" calcext:value-type="string">
            <text:p>Calcite</text:p>
          </table:table-cell>
          <table:table-cell table:style-name="Default" office:value-type="float" office:value="91.71" calcext:value-type="float">
            <text:p>91.71</text:p>
          </table:table-cell>
          <table:table-cell table:style-name="Default" office:value-type="float" office:value="-1207370" calcext:value-type="float">
            <text:p>-1207370</text:p>
          </table:table-cell>
          <table:table-cell table:style-name="Default" office:value-type="float" office:value="3.6934" calcext:value-type="float">
            <text:p>3.6934</text:p>
          </table:table-cell>
          <table:table-cell table:style-name="Default" office:value-type="float" office:value="99.715" calcext:value-type="float">
            <text:p>99.715</text:p>
          </table:table-cell>
          <table:table-cell office:value-type="float" office:value="0.02692" calcext:value-type="float">
            <text:p>0.02692</text:p>
          </table:table-cell>
          <table:table-cell office:value-type="float" office:value="2157600" calcext:value-type="float">
            <text:p>2157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HF</text:p>
          </table:table-cell>
        </table:table-row>
        <table:table-row table:style-name="ro1">
          <table:table-cell office:value-type="string" calcext:value-type="string">
            <text:p>Aragonite</text:p>
          </table:table-cell>
          <table:table-cell table:style-name="Default" office:value-type="float" office:value="87.99" calcext:value-type="float">
            <text:p>87.99</text:p>
          </table:table-cell>
          <table:table-cell table:style-name="Default" office:value-type="float" office:value="-1207430" calcext:value-type="float">
            <text:p>-1207430</text:p>
          </table:table-cell>
          <table:table-cell table:style-name="Default" office:value-type="float" office:value="3.415" calcext:value-type="float">
            <text:p>3.415</text:p>
          </table:table-cell>
          <table:table-cell table:style-name="Default" office:value-type="float" office:value="81.533" calcext:value-type="float">
            <text:p>81.533</text:p>
          </table:table-cell>
          <table:table-cell office:value-type="float" office:value="0.045673" calcext:value-type="float">
            <text:p>0.045673</text:p>
          </table:table-cell>
          <table:table-cell office:value-type="float" office:value="1140500" calcext:value-type="float">
            <text:p>1140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H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3" loext:min-decimal-places="3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4" loext:min-decimal-places="4" number:min-integer-digits="1"/>
    </number:number-style>
    <number:number-style style:name="N150">
      <number:scientific-number number:decimal-places="4" loext:min-decimal-places="4" number:min-integer-digits="1" number:min-exponent-digits="2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10:06:58.152681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Sean Mulcahy</meta:initial-creator>
    <meta:creation-date>2019-09-20T12:15:56.859043945</meta:creation-date>
    <dc:date>2019-09-23T10:08:48.889262001</dc:date>
    <dc:creator>Sean Mulcahy</dc:creator>
    <meta:editing-duration>PT31M21S</meta:editing-duration>
    <meta:editing-cycles>5</meta:editing-cycles>
    <meta:generator>LibreOffice/6.3.1.2$MacOSX_X86_64 LibreOffice_project/b79626edf0065ac373bd1df5c28bd630b4424273</meta:generator>
    <meta:document-statistic meta:table-count="1" meta:cell-count="50" meta:object-count="0"/>
  </office:meta>
</office:document-meta>
</file>